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dd92" officeooo:paragraph-rsid="0006dd92"/>
    </style:style>
    <style:style style:name="P2" style:family="paragraph" style:parent-style-name="Standard">
      <style:paragraph-properties fo:text-align="center" style:justify-single-word="false"/>
      <style:text-properties officeooo:rsid="00070c7a" officeooo:paragraph-rsid="00070c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l Good Things</text:p>
      <text:p text:style-name="P2"/>
      <text:p text:style-name="P2">by Kyle Eggleston</text:p>
      <text:p text:style-name="P1"/>
      <text:p text:style-name="P1">Sam remembered the day vividly. Joe had come home from the bar early. He had been drinking, she could smell it on his breath. Normally this didn't bother Sam. She enjoyed a few drinks here and there herself. The thing she couldn't handle was that he was drinking during the middle of the day.</text:p>
      <text:p text:style-name="P1"/>
      <text:p text:style-name="P1">“What are you doing Joe?”</text:p>
      <text:p text:style-name="P1"/>
      <text:p text:style-name="P1">Joe looked to her and grinned. “Celebrating.”</text:p>
      <text:p text:style-name="P1"/>
      <text:p text:style-name="P1">Sam shook her head. Walking to the bedroom she grabbed a suitcase and began packing. She didn't have to put up with whatever was coming.</text:p>
      <text:p text:style-name="P1"/>
      <text:p text:style-name="P1">Well you know what they say, All Good Th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8T12:00:04.973000000</meta:creation-date>
    <dc:date>2014-04-18T12:03:22.297000000</dc:date>
    <meta:editing-duration>PT9S</meta:editing-duration>
    <meta:editing-cycles>2</meta:editing-cycles>
    <meta:generator>LibreOffice/4.1.5.3$Windows_x86 LibreOffice_project/1c1366bba2ba2b554cd2ca4d87c06da81c05d24</meta:generator>
    <meta:document-statistic meta:table-count="0" meta:image-count="0" meta:object-count="0" meta:page-count="1" meta:paragraph-count="7" meta:word-count="106" meta:character-count="577" meta:non-whitespace-character-count="478"/>
  </office:meta>
</office:document-meta>
</file>